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9ec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68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ging</text:p>
      <text:p text:style-name="Standard"/>
      <text:p text:style-name="Standard"/>
      <text:p text:style-name="Standard"><text:s/><text:span text:style-name="T1"><text:s text:c="3"/>=&gt;Logging</text:span></text:p>
      <text:p text:style-name="Standard"/>
      <text:p text:style-name="Standard"><text:s text:c="8"/>=&gt;Symfony comes with a minimalist PSR-3 logger: Logger.</text:p>
      <text:p text:style-name="Standard"><text:s text:c="8"/>=&gt; it sends messages starting from the WARNING level</text:p>
      <text:p text:style-name="Standard"><text:s text:c="8"/>=&gt;The minimal log level can be changed by setting the SHELL_VERBOSITY environment <text:tab/>variable:</text:p>
      <text:p text:style-name="Standard"/>
      <text:p text:style-name="Standard"><text:s text:c="12"/><text:span text:style-name="T1">-1 <text:s/>ERROR</text:span></text:p>
      <text:p text:style-name="P1"><text:s text:c="13"/>1 <text:s/>NOTICE</text:p>
      <text:p text:style-name="P1"><text:s text:c="13"/>2 <text:s/>INFO</text:p>
      <text:p text:style-name="P1"><text:s text:c="13"/>3 <text:s/>DEBUG</text:p>
      <text:p text:style-name="Standard"/>
      <text:p text:style-name="Standard"/>
      <text:p text:style-name="Standard"><text:s text:c="12"/>=&gt;The minimum log level,the default output and the log format can also be changed by <text:tab/>passing the appropriate arguments to the constructor of Logger.</text:p>
      <text:p text:style-name="Standard"/>
      <text:p text:style-name="Standard"/>
      <text:p text:style-name="Standard"><text:s/><text:span text:style-name="T1"><text:s text:c="3"/>=&gt;Logging a Message</text:span></text:p>
      <text:p text:style-name="Standard"/>
      <text:p text:style-name="Standard"><text:s text:c="8"/>=&gt;To log a message, inject the default logger in your controller or service:</text:p>
      <text:p text:style-name="Standard"/>
      <text:p text:style-name="Standard"/>
      <text:p text:style-name="Standard"><text:s text:c="8"/><text:span text:style-name="T1">Example</text:span></text:p>
      <text:p text:style-name="Standard"/>
      <text:p text:style-name="Standard"><text:s text:c="8"/><text:span text:style-name="T1"><text:s text:c="4"/>use Psr\Log\LoggerInterface;</text:span></text:p>
      <text:p text:style-name="P1"/>
      <text:p text:style-name="Standard"/>
      <text:p text:style-name="P1"><text:s text:c="12"/>public function index(LoggerInterface $logger)</text:p>
      <text:p text:style-name="Standard"><text:s text:c="12"/>{</text:p>
      <text:p text:style-name="Standard"><text:s text:c="16"/>$logger-&gt;info('I just got the logger');</text:p>
      <text:p text:style-name="Standard"><text:s text:c="16"/>$logger-&gt;error('An error occurred');</text:p>
      <text:p text:style-name="Standard"/>
      <text:p text:style-name="Standard"><text:s text:c="16"/>$logger-&gt;critical('I left the oven on!', [</text:p>
      <text:p text:style-name="Standard"><text:s text:c="20"/>// include extra "context" info in your logs</text:p>
      <text:p text:style-name="Standard"><text:s text:c="20"/>'cause' =&gt; 'in_hurry',</text:p>
      <text:p text:style-name="Standard"><text:s text:c="16"/>]);</text:p>
      <text:p text:style-name="Standard"/>
      <text:p text:style-name="Standard"><text:s text:c="16"/>// ...</text:p>
      <text:p text:style-name="P1"><text:s text:c="12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4"/>=&gt;Monolog</text:p>
      <text:p text:style-name="Standard"/>
      <text:p text:style-name="Standard"><text:s text:c="7"/><text:tab/> =&gt;Symfony integrates seamlessly with Monolog, the most popular PHP logging library, to <text:tab/>create and store log messages in a variety of different places and trigger various actions.</text:p>
      <text:p text:style-name="Standard"/>
      <text:p text:style-name="Standard"><text:s text:c="5"/><text:tab/>=&gt;Run this command to install the Monolog based logger before using it:</text:p>
      <text:p text:style-name="Standard"/>
      <text:p text:style-name="Standard"><text:tab/> <text:s text:c="11"/><text:span text:style-name="T1">composer require symfony/monolog-bundle</text:span></text:p>
      <text:p text:style-name="Standard"/>
      <text:p text:style-name="Standard"/>
      <text:p text:style-name="Standard"><text:s/><text:span text:style-name="T1">=&gt;Where Logs are Stored</text:span></text:p>
      <text:p text:style-name="Standard"/>
      <text:p text:style-name="Standard"><text:s text:c="8"/>=&gt;By default, log entries are written to the var/log/dev.log file when you're in the dev <text:tab/>environment.</text:p>
      <text:p text:style-name="Standard"/>
      <text:p text:style-name="Standard"><text:s text:c="8"/>=&gt;In the prod environment, logs are written to STDERR PHP stream, which works best in <text:s text:c="8"/>modern containerized applications deployed to servers without disk write permissions.</text:p>
      <text:p text:style-name="Standard"/>
      <text:p text:style-name="Standard"><text:s text:c="8"/>=&gt;If you prefer to store production logs in a file, set the path of your log handler(s) to the path of the file to use (e.g. var/log/prod.log).</text:p>
      <text:p text:style-name="Standard"/>
      <text:p text:style-name="Standard"><text:s text:c="5"/>=&gt;Handlers: Writing Logs to different Locations</text:p>
      <text:p text:style-name="Standard"/>
      <text:p text:style-name="Standard"><text:s text:c="5"/>=&gt;The logger has a stack of handlers, and each can be used to write the log entries to different locations (e.g. files, database, Slack, etc).</text:p>
      <text:p text:style-name="Standard"/>
      <text:p text:style-name="Standard"><text:s text:c="8"/>=&gt;Symfony pre-configures some basic handlers in the default monolog.yaml config files</text:p>
      <text:p text:style-name="Standard"/>
      <text:p text:style-name="Standard"/>
      <text:p text:style-name="Standard"><text:s/><text:span text:style-name="T1"><text:s text:c="7"/>Example</text:span></text:p>
      <text:p text:style-name="Standard"/>
      <text:p text:style-name="Standard"><text:s text:c="8"/># config/packages/prod/monolog.yaml</text:p>
      <text:p text:style-name="Standard"/>
      <text:p text:style-name="Standard"><text:s text:c="8"/><text:span text:style-name="T1">when@dev:</text:span></text:p>
      <text:p text:style-name="P1"><text:s text:c="12"/>monolog:</text:p>
      <text:p text:style-name="P1"><text:s text:c="16"/>handlers:</text:p>
      <text:p text:style-name="P1"><text:s text:c="20"/>main:</text:p>
      <text:p text:style-name="P1"><text:s text:c="24"/>type: stream</text:p>
      <text:p text:style-name="P1"><text:s text:c="24"/>path: "%kernel.logs_dir%/%kernel.environment%.log"</text:p>
      <text:p text:style-name="P1"><text:s text:c="24"/>level: debug</text:p>
      <text:p text:style-name="P1"><text:s text:c="24"/>channels: ["!event"]</text:p>
      <text:p text:style-name="Standard"><text:span text:style-name="T1"><text:s text:c="7"/></text:span><text:s text:c="13"/># uncomment to get logging in your browser</text:p>
      <text:p text:style-name="Standard"><text:s text:c="20"/># you may have to allow bigger header sizes in your Web server configuration</text:p>
      <text:p text:style-name="Standard"><text:s text:c="20"/>#firephp:</text:p>
      <text:p text:style-name="Standard"><text:s text:c="20"/># <text:s text:c="3"/>type: firephp</text:p>
      <text:p text:style-name="Standard"><text:s text:c="20"/># <text:s text:c="3"/>level: info</text:p>
      <text:p text:style-name="Standard"><text:s text:c="20"/>#chromephp:</text:p>
      <text:p text:style-name="Standard"><text:s text:c="20"/># <text:s text:c="3"/>type: chromephp</text:p>
      <text:p text:style-name="Standard"><text:s text:c="20"/># <text:s text:c="3"/>level: info</text:p>
      <text:p text:style-name="Standard"><text:s text:c="20"/>console:</text:p>
      <text:p text:style-name="Standard"><text:soft-page-break/><text:s text:c="24"/>type: console</text:p>
      <text:p text:style-name="Standard"><text:s text:c="24"/>process_psr_3_messages: false</text:p>
      <text:p text:style-name="Standard"><text:s text:c="24"/>channels: ["!event", "!doctrine", "!console"]</text:p>
      <text:p text:style-name="Standard"/>
      <text:p text:style-name="Standard"/>
      <text:p text:style-name="Standard"><text:s text:c="14"/>=&gt;If you want to override the monolog configuration via another config file, you will need <text:tab/>to redefine the entire handlers stack.</text:p>
      <text:p text:style-name="Standard"/>
      <text:p text:style-name="Standard"><text:s text:c="5"/><text:span text:style-name="T1"><text:s text:c="3"/>=&gt;Handlers that Modify Log Entries</text:span></text:p>
      <text:p text:style-name="Standard"/>
      <text:p text:style-name="Standard"><text:s text:c="12"/>=&gt;Instead of writing log files somewhere, some handlers are used to filter or modify log <text:tab/>entries before sending them to other handlers. One powerful, built-in handler called <text:tab/>fingers_crossed is used in the prod environment by default.</text:p>
      <text:p text:style-name="P2"><text:s text:c="12"/></text:p>
      <text:p text:style-name="P2"><text:tab/>=&gt;Example</text:p>
      <text:p text:style-name="Standard"/>
      <text:p text:style-name="Standard"><text:s text:c="12"/><text:span text:style-name="T1"><text:s text:c="5"/>config/packages/prod/monolog.yaml</text:span></text:p>
      <text:p text:style-name="Standard"/>
      <text:p text:style-name="Standard"/>
      <text:p text:style-name="Standard"><text:s text:c="17"/># config/packages/prod/monolog.yaml</text:p>
      <text:p text:style-name="Standard"><text:s text:c="19"/><text:span text:style-name="T1"><text:s/>monolog:</text:span></text:p>
      <text:p text:style-name="P1"><text:s text:c="24"/>handlers:</text:p>
      <text:p text:style-name="P1"><text:s text:c="28"/>filter_for_errors:</text:p>
      <text:p text:style-name="P1"><text:s text:c="32"/>type: fingers_crossed</text:p>
      <text:p text:style-name="Standard"><text:s text:c="32"/># if *one* log is error or higher, pass *all* to file_log</text:p>
      <text:p text:style-name="Standard"><text:s text:c="32"/>action_level: error</text:p>
      <text:p text:style-name="Standard"><text:s text:c="32"/>handler: file_log</text:p>
      <text:p text:style-name="Standard"/>
      <text:p text:style-name="Standard"><text:s text:c="28"/># now passed *all* logs, but only if one log is error or higher</text:p>
      <text:p text:style-name="Standard"><text:s text:c="28"/>file_log:</text:p>
      <text:p text:style-name="Standard"><text:s text:c="32"/>type: stream</text:p>
      <text:p text:style-name="Standard"><text:s text:c="32"/>path: "%kernel.logs_dir%/%kernel.environment%.log"</text:p>
      <text:p text:style-name="Standard"/>
      <text:p text:style-name="Standard"><text:s text:c="28"/># still passed *all* logs, and still only logs error or higher</text:p>
      <text:p text:style-name="Standard"><text:s text:c="28"/>syslog_handler:</text:p>
      <text:p text:style-name="Standard"><text:s text:c="32"/>type: syslog</text:p>
      <text:p text:style-name="Standard"><text:s text:c="32"/>level: err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8"/>=&gt;All Built-in Handlers</text:p>
      <text:p text:style-name="Standard"/>
      <text:p text:style-name="Standard"><text:s text:c="11"/><text:tab/><text:span text:style-name="T2">=&gt;</text:span> Monolog comes with many built-in handlers for emailing logs, sending them to Loggly, <text:tab/>or notifying you in Slack. These are documented inside of MonologBundle itself.</text:p>
      <text:p text:style-name="Standard"/>
      <text:p text:style-name="Standard"><text:s text:c="3"/><text:tab/>=&gt;How to Rotate your Log Files</text:p>
      <text:p text:style-name="Standard"/>
      <text:p text:style-name="Standard"><text:s text:c="12"/>=&gt;Over time, log files can grow to be huge, both while developing and on production. One <text:tab/>best-practice solution is to use a tool like the logrotate Linux command to rotate log files <text:tab/>before they become too large.</text:p>
      <text:p text:style-name="Standard"/>
      <text:p text:style-name="Standard"><text:s text:c="12"/>=&gt;Another option is to have Monolog rotate the files for you by using the rotating_file <text:tab/>handler. This handler creates a new log file every day and can also remove old files <text:tab/>automatically. To use it, set the type option of your handler to rotating_file:</text:p>
      <text:p text:style-name="Standard"/>
      <text:p text:style-name="Standard"><text:s text:c="16"/><text:span text:style-name="T1">Example</text:span></text:p>
      <text:p text:style-name="P1"/>
      <text:p text:style-name="P1"><text:s text:c="20"/># config/packages/prod/monolog.yaml</text:p>
      <text:p text:style-name="P1"><text:s text:c="20"/>monolog:</text:p>
      <text:p text:style-name="P1"><text:s text:c="24"/>handlers:</text:p>
      <text:p text:style-name="P1"><text:s text:c="28"/>main:</text:p>
      <text:p text:style-name="P1"><text:s text:c="32"/>type: <text:s/>rotating_file</text:p>
      <text:p text:style-name="P1"><text:s text:c="32"/>path: <text:s/>'%kernel.logs_dir%/%kernel.environment%.log'</text:p>
      <text:p text:style-name="P1"><text:s text:c="32"/>level: debug</text:p>
      <text:p text:style-name="Standard"><text:s text:c="32"/># max number of log files to keep</text:p>
      <text:p text:style-name="Standard"><text:s text:c="32"/># defaults to zero, which means infinite files</text:p>
      <text:p text:style-name="Standard"><text:s text:c="32"/>max_files: 10</text:p>
      <text:p text:style-name="Standard"/>
      <text:p text:style-name="Standard"/>
      <text:p text:style-name="Standard"><text:s text:c="7"/><text:span text:style-name="T1"><text:s text:c="2"/>=&gt;Using a Logger inside a Service</text:span></text:p>
      <text:p text:style-name="Standard"/>
      <text:p text:style-name="Standard"><text:s text:c="16"/>=&gt;If your application uses service autoconfiguration, any service whose class implements <text:tab/>Psr\Log\LoggerAwareInterface will receive a call to its method setLogger() with the default <text:tab/>logger service passed as a service.</text:p>
      <text:p text:style-name="Standard"/>
      <text:p text:style-name="Standard"><text:s text:c="9"/><text:tab/>=&gt;Adding extra Data to each Log (e.g. a unique request token)</text:p>
      <text:p text:style-name="Standard"/>
      <text:p text:style-name="Standard"><text:s text:c="16"/>=&gt;Monolog also supports processors: functions that can dynamically add extra <text:tab/>information to your log entri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1:35:25.761685824</meta:creation-date>
    <dc:date>2023-02-15T11:51:30.514188696</dc:date>
    <meta:editing-duration>PT15M5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99" meta:word-count="664" meta:character-count="6159" meta:non-whitespace-character-count="3858"/>
  </office:meta>
</office:document-meta>
</file>